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3/09/2021</text:span></text:p>
      <text:p text:style-name="P9"/>
      <text:p text:style-name="P10">RECIBI CONFORME</text:p>
      <text:p text:style-name="P9"/>
      <text:p text:style-name="P11">CLIENTE: LINEA &amp; TECNOLOGIA GRAFICA S.A.C.</text:p>
      <text:p text:style-name="P12">CANT. TOTAL DE CAJAS: 1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5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ECOJO ALMACEN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GUERRERO GUILLEN, HELBER JOHO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22:4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